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f41" officeooo:paragraph-rsid="0016ef41"/>
    </style:style>
    <style:style style:name="P2" style:family="paragraph" style:parent-style-name="Standard">
      <style:text-properties officeooo:rsid="00176c34" officeooo:paragraph-rsid="00176c34"/>
    </style:style>
    <style:style style:name="P3" style:family="paragraph" style:parent-style-name="Standard">
      <style:text-properties officeooo:rsid="001826df" officeooo:paragraph-rsid="001826df"/>
    </style:style>
    <style:style style:name="P4" style:family="paragraph" style:parent-style-name="Standard">
      <style:text-properties officeooo:rsid="00199311" officeooo:paragraph-rsid="00199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"/>GNU nano 2.2.6 <text:s text:c="26"/>Fichero: examen.txt <text:s text:c="50"/>Modificado <text:s/></text:p>
      <text:p text:style-name="P4"></text:p>
      <text:p text:style-name="P4"></text:p>
      <text:p text:style-name="P4"></text:p>
      <text:p text:style-name="P4">12-comando para listar redes inalambricas.</text:p>
      <text:p text:style-name="P4">iwconfig</text:p>
      <text:p text:style-name="P4"></text:p>
      <text:p text:style-name="P4">13- Como agregamos el usuario y gestionamos el cambio de contraseña</text:p>
      <text:p text:style-name="P4">add user usuario</text:p>
      <text:p text:style-name="P4">aptitude install sudo</text:p>
      <text:p text:style-name="P4"></text:p>
      <text:p text:style-name="P4"></text:p>
      <text:p text:style-name="P4"></text:p>
      <text:p text:style-name="P4">14-crear un carpeta canaima-semilla, copiar un sabor desde primera-base</text:p>
      <text:p text:style-name="P4"><text:s text:c="2"/>llamarlo con el nombre de ustedes, editarlo todos los perfil personalizado.</text:p>
      <text:p text:style-name="P4"><text:s text:c="3"/>subir dicha carpeta a github.</text:p>
      <text:p text:style-name="P4"><text:s text:c="3"/>- agregar un txt, con los pasos para ejecutar la creacion de la .iso</text:p>
      <text:p text:style-name="P4">mkdir canaima-semilla</text:p>
      <text:p text:style-name="P4">aptitude install canaima-semilla</text:p>
      <text:p text:style-name="P4">aptitude update</text:p>
      <text:p text:style-name="P4">cd /usr/share/canaima-semilla</text:p>
      <text:p text:style-name="P4">nano profiles y colocamos nuestro nombre y correo</text:p>
      <text:p text:style-name="P4">cp -R /usr/share/canaima-semilla/profiles/primera-base/ .</text:p>
      <text:p text:style-name="P4"></text:p>
      <text:p text:style-name="P4"></text:p>
      <text:p text:style-name="P4">15- donde se modifican los repositorios en debian,</text:p>
      <text:p text:style-name="P4"><text:s text:c="3"/>- cuales son los pasos para ejecutar un repositorio nuevo.</text:p>
      <text:p text:style-name="P4"></text:p>
      <text:p text:style-name="P4">deb http://ftp.debian.org/debian stable main contrib non-free</text:p>
      <text:p text:style-name="P4"></text:p>
      <text:p text:style-name="P4">en nano /etc/apt/sources.list</text:p>
      <text:p text:style-name="P4"></text:p>
      <text:p text:style-name="P4"></text:p>
      <text:p text:style-name="P4">16- Las particiones de un disco fisico se nombran mediante el nombre de dispositivo y el</text:p>
      <text:p text:style-name="P4">número de partición:</text:p>
      <text:p text:style-name="P4">usando comando fdisk -l</text:p>
      <text:p text:style-name="P4"><text:s text:c="3"/>Device Boot <text:s text:c="5"/>Start <text:s text:c="8"/>End <text:s text:c="5"/>Blocks <text:s text:c="2"/>Id <text:s/>System</text:p>
      <text:p text:style-name="P4">/dev/sdd1 <text:s text:c="2"/>? <text:s/>1701060722 <text:s/>3637347473 <text:s text:c="2"/>968143376 <text:s text:c="2"/>45 <text:s/>Unknown</text:p>
      <text:p text:style-name="P4"></text:p>
      <text:p text:style-name="P4">^G Ver ayuda <text:s text:c="7"/>^O Guardar <text:s text:c="9"/>^R Leer Fich <text:s text:c="7"/>^Y Pág Ant <text:s text:c="9"/>^K CortarTxt <text:s text:c="7"/>^C Pos actual</text:p>
      <text:p text:style-name="P4">^X Salir <text:s text:c="11"/>^J Justificar <text:s text:c="6"/>^W Buscar <text:s text:c="10"/>^V Pág Sig <text:s text:c="9"/>^U PegarTxt <text:s text:c="8"/>^T Ortografí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8-01T14:49:07.633306364</meta:creation-date>
    <dc:date>2014-08-01T15:35:08.282486973</dc:date>
    <dc:creator>usuario </dc:creator>
    <meta:editing-duration>PT40M33S</meta:editing-duration>
    <meta:editing-cycles>4</meta:editing-cycles>
    <meta:generator>LibreOffice/4.1.0.4$Linux_x86 LibreOffice_project/410m0$Build-4</meta:generator>
    <meta:document-statistic meta:table-count="0" meta:image-count="0" meta:object-count="0" meta:page-count="1" meta:paragraph-count="41" meta:word-count="182" meta:character-count="1457" meta:non-whitespace-character-count="1054"/>
  </office:meta>
</office:document-meta>
</file>